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000000">
        <style:background-image/>
      </style:paragraph-properties>
      <style:text-properties fo:color="#00ff00"/>
    </style:style>
    <style:style style:name="P2" style:family="paragraph" style:parent-style-name="Text_20_body">
      <style:paragraph-properties fo:background-color="#000000">
        <style:background-image/>
      </style:paragraph-properties>
      <style:text-properties fo:color="#00ff00" style:font-name="Arial1" fo:font-size="14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background-color="#000000">
        <style:background-image/>
      </style:paragraph-properties>
      <style:text-properties fo:color="#00ff00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background-color="#000000">
        <style:background-image/>
      </style:paragraph-properties>
      <style:text-properties fo:color="#00ff00" style:font-name="Arial1" fo:font-size="14pt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 fo:background-color="#000000">
        <style:background-image/>
      </style:paragraph-properties>
      <style:text-properties fo:color="#00ff00" style:font-name="Arial1" fo:font-size="14pt" fo:font-weight="bold"/>
    </style:style>
    <style:style style:name="P6" style:family="paragraph" style:parent-style-name="Heading_20_2">
      <style:paragraph-properties fo:margin-top="0cm" fo:margin-bottom="0cm" fo:background-color="#000000">
        <style:background-image/>
      </style:paragraph-properties>
      <style:text-properties fo:color="#00ff00" style:font-name="Arial1" fo:font-size="14pt" fo:language="zxx" fo:country="none" style:text-underline-style="none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background-color="#000000">
        <style:background-image/>
      </style:paragraph-properties>
      <style:text-properties style:use-window-font-color="true" style:font-name="Arial1" fo:font-size="14pt"/>
    </style:style>
    <style:style style:name="P8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/>
    </style:style>
    <style:style style:name="P9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 style:font-name="Arial1" fo:font-size="14pt"/>
    </style:style>
    <style:style style:name="P10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 style:font-name="Arial1" fo:font-size="14pt" fo:font-weight="bold"/>
    </style:style>
    <style:style style:name="P11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 style:font-name="Arial1" fo:font-size="14pt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 style:font-name="Arial1" fo:font-size="14pt" fo:language="zxx" fo:country="none"/>
    </style:style>
    <style:style style:name="P13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 style:font-name="Arial1" fo:font-size="14pt" fo:language="zxx" fo:country="none" style:text-underline-style="none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 style:font-name="Arial1" fo:font-size="14pt" fo:font-weight="normal" style:font-weight-asian="normal" style:font-weight-complex="normal"/>
    </style:style>
    <style:style style:name="P15" style:family="paragraph" style:parent-style-name="Text_20_body">
      <style:paragraph-properties fo:margin-left="-0.019cm" fo:margin-right="0cm" fo:margin-top="0cm" fo:margin-bottom="0cm" fo:text-indent="0cm" style:auto-text-indent="false" fo:background-color="#000000">
        <style:background-image/>
      </style:paragraph-properties>
      <style:text-properties fo:color="#00ff00" style:font-name="Arial1" fo:font-size="14pt"/>
    </style:style>
    <style:style style:name="P16" style:family="paragraph" style:parent-style-name="Text_20_body">
      <style:paragraph-properties fo:margin-top="0cm" fo:margin-bottom="0cm" fo:background-color="#000000">
        <style:background-image/>
      </style:paragraph-properties>
      <style:text-properties fo:color="#00ff00" style:font-name="Arial1" fo:font-size="14pt"/>
    </style:style>
    <style:style style:name="P17" style:family="paragraph" style:parent-style-name="Heading_20_1" style:master-page-name="Standard">
      <style:paragraph-properties fo:margin-left="0cm" fo:margin-right="0cm" fo:line-height="115%" fo:text-indent="0cm" style:auto-text-indent="false" style:page-number="auto" fo:background-color="#000000">
        <style:background-image/>
      </style:paragraph-properties>
      <style:text-properties fo:color="#00ff00" style:font-name="Arial1" fo:font-size="14pt" fo:font-weight="bold"/>
    </style:style>
    <style:style style:name="T1" style:family="text">
      <style:text-properties fo:color="#00ff00"/>
    </style:style>
    <style:style style:name="T2" style:family="text">
      <style:text-properties fo:color="#00ff00"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color="#00ff00" fo:language="zxx" fo:country="none" style:text-underline-style="none" style:language-asian="zxx" style:country-asian="none" style:language-complex="zxx" style:country-complex="none"/>
    </style:style>
    <style:style style:name="T4" style:family="text">
      <style:text-properties fo:color="#00ff00" style:text-underline-style="none"/>
    </style:style>
    <style:style style:name="T5" style:family="text">
      <style:text-properties style:font-name="sans-serif" fo:font-size="21.75pt"/>
    </style:style>
    <style:style style:name="T6" style:family="text">
      <style:text-properties style:font-name="Arial1"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Taller de la Oficina de Software Libre: <text:s/>Introducción al uso de Git</text:h>
      <text:p text:style-name="P3"> </text:p>
      <text:p text:style-name="P5">El problema.</text:p>
      <text:p text:style-name="P3"> </text:p>
      <text:p text:style-name="P4">“Al principio, sin sistemas de control de </text:p>
      <text:p text:style-name="P4">versiones, todo era caos, desorden, </text:p>
      <text:p text:style-name="P9">desconcierto y lágrimas.”<text:span text:style-name="T5"> </text:span>@psicobyte_</text:p>
      <text:p text:style-name="P9"/>
      <text:p text:style-name="P11">Historia</text:p>
      <text:p text:style-name="P9"/>
      <text:p text:style-name="P9">Linux (1991-2002), parches y archivos.</text:p>
      <text:p text:style-name="P9">2002 DVCS BitKeeper.</text:p>
      <text:p text:style-name="P9">2005 Linus Torvalds.</text:p>
      <text:p text:style-name="P15">1 Velocidad </text:p>
      <text:p text:style-name="P15">2 Diseño sencillo </text:p>
      <text:p text:style-name="P15">3 Fuerte apoyo al desarrollo no lineal (miles de ramas paralelas) </text:p>
      <text:p text:style-name="P15">4 Completamente distribuido </text:p>
      <text:p text:style-name="P15">5 Capaz de manejar grandes proyectos (como el núcleo de Linux) de manera eficiente (velocidad y tamaño de los datos)</text:p>
      <text:p text:style-name="P8"> </text:p>
      <text:p text:style-name="P10">¿Qué es Git?</text:p>
      <text:p text:style-name="P10"/>
      <text:p text:style-name="P8"> <text:span text:style-name="T6">Distributed Version Control Systems o DVCSs en inglés</text:span></text:p>
      <text:p text:style-name="P9">Git almacena la información como instantáneas del proyecto a lo largo del tiempo.</text:p>
      <text:p text:style-name="P9">Git es de línea de comandos</text:p>
      <text:p text:style-name="P9">(aunque hay clientes gráficos: Tortoise, gitg, </text:p>
      <text:p text:style-name="P9">Giggle...)</text:p>
      <text:p text:style-name="P2"><text:s/></text:p>
      <text:p text:style-name="P11">Los tres estados.</text:p>
      <text:p text:style-name="P11"/>
      <text:p text:style-name="P9">1 Modificas una serie de archivos en tu directorio de trabajo.</text:p>
      <text:p text:style-name="P9">2 Preparas los archivos, añadiendolos a tu área de preparación. </text:p>
      <text:p text:style-name="P9">3 Confirmas los cambios, lo que toma los archivos tal y como están en el área de preparación, y almacena esas instantáneas de manera permanente en tu directorio de Git.</text:p>
      <text:p text:style-name="P8"> </text:p>
      <text:p text:style-name="P8">  </text:p>
      <text:p text:style-name="P10">Instalando Git</text:p>
      <text:p text:style-name="P8"> </text:p>
      <text:p text:style-name="P12">Debian: # apt-get install git</text:p>
      <text:p text:style-name="P12">Archlinux: # pacman -S git</text:p>
      <text:p text:style-name="P12">Android: Playstore -&gt; Buscar "git" -&gt; Instalar -&gt; Aceptar permisos</text:p>
      <text:p text:style-name="P12">En otros mundos:</text:p>
      <text:p text:style-name="P12">Windows: http://windows.github.com Clic aceptar...</text:p>
      <text:p text:style-name="P9">Mac: http://mac.github.com Clic aceptar...</text:p>
      <text:p text:style-name="P9"/>
      <text:p text:style-name="P8"> </text:p>
      <text:p text:style-name="P10">Configuración</text:p>
      <text:p text:style-name="P8"> </text:p>
      <text:p text:style-name="P9">git config --global user.name "Psicobyte Sensei"</text:p>
      <text:p text:style-name="P12">git config --global user.email "psicobyte@gmail.com"</text:p>
      <text:p text:style-name="P12">git config --global color.ui true</text:p>
      <text:p text:style-name="P8"> </text:p>
      <text:p text:style-name="P10">Claves ssh</text:p>
      <text:p text:style-name="P8"> </text:p>
      <text:p text:style-name="P9">ssh-keygen</text:p>
      <text:p text:style-name="P9">ssh-copy-id Dirección-Del-Servidor</text:p>
      <text:p text:style-name="P8"> </text:p>
      <text:p text:style-name="P10">Git día a día</text:p>
      <text:p text:style-name="P8"> </text:p>
      <text:p text:style-name="P9">Inicia un repositorio</text:p>
      <text:p text:style-name="P9">git init</text:p>
      <text:p text:style-name="P8"> </text:p>
      <text:p text:style-name="P9">¡Ayuda!</text:p>
      <text:p text:style-name="P12">git --help COMANDO</text:p>
      <text:p text:style-name="P12">git --help init</text:p>
      <text:p text:style-name="P8"> </text:p>
      <text:p text:style-name="P9">Añade un origen remoto:</text:p>
      <text:p text:style-name="P9">git remote add origin URL</text:p>
      <text:p text:style-name="P8"> </text:p>
      <text:p text:style-name="P9">O, directamente, clona un repositorio existente:</text:p>
      <text:p text:style-name="P12">git clone URL</text:p>
      <text:p text:style-name="P12">git clone Git@github.com:psicobyte/PiMondrian.Git</text:p>
      <text:p text:style-name="P8"> </text:p>
      <text:p text:style-name="P9">Añade ficheros al índice</text:p>
      <text:p text:style-name="P9">git add Nombre-del-Fichero</text:p>
      <text:p text:style-name="P9">git add Nombre-del-Directorio</text:p>
      <text:p text:style-name="P9">git add .</text:p>
      <text:p text:style-name="P9"/>
      <text:p text:style-name="P9">Pasa del índice al HEAD:</text:p>
      <text:p text:style-name="P9">git commit</text:p>
      <text:p text:style-name="P9">git commit <text:s/>-a -m “Comentario al commit”</text:p>
      <text:p text:style-name="P9"/>
      <text:p text:style-name="P9">Reglas commit.</text:p>
      <text:p text:style-name="P9"/>
      <text:p text:style-name="P8"><text:bookmark text:name="23"/> </text:p>
      <text:p text:style-name="P9">Borra:</text:p>
      <text:p text:style-name="P9">git rm Nombre-del-Fichero</text:p>
      <text:p text:style-name="P9">git rm --cached Nombre-del-Fichero</text:p>
      <text:p text:style-name="P8"><text:bookmark text:name="24"/> </text:p>
      <text:p text:style-name="P9">Mueve (o renombra):</text:p>
      <text:p text:style-name="P9">git mv Nombre-del-Fichero Nuevo-Nombre</text:p>
      <text:p text:style-name="P8"><text:bookmark text:name="25"/> </text:p>
      <text:p text:style-name="P9">¿Ya he hecho commit? ¿En qué rama? ¿Me falta </text:p>
      <text:p text:style-name="P9">un add? ¿Qué está pasando?</text:p>
      <text:p text:style-name="P9">git status</text:p>
      <text:p text:style-name="P8"> </text:p>
      <text:p text:style-name="P10">Sincronizando con repositorios remotos<text:bookmark text:name="27"/></text:p>
      <text:p text:style-name="P8"> </text:p>
      <text:p text:style-name="P9">Envía cambios al servidor remoto</text:p>
      <text:p text:style-name="P9">git push origin master</text:p>
      <text:p text:style-name="P9">git push origin Nombre-De-La-Rama</text:p>
      <text:p text:style-name="P9">git push</text:p>
      <text:p text:style-name="P8"> </text:p>
      <text:p text:style-name="P9">Añade un origen remoto:</text:p>
      <text:p text:style-name="P9">git remote add origin URL</text:p>
      <text:p text:style-name="P8"> </text:p>
      <text:p text:style-name="P9">O, directamente, clona un repositorio existente:</text:p>
      <text:p text:style-name="P9">git clone URL</text:p>
      <text:p text:style-name="P8"><text:bookmark text:name="29"/> </text:p>
      <text:p text:style-name="P9">Recibe cambios desde el servidor remoto</text:p>
      <text:p text:style-name="P9">git pull origin master</text:p>
      <text:p text:style-name="P9">git pull origin Nombre-De-La-Rama</text:p>
      <text:p text:style-name="P9">git pull</text:p>
      <text:p text:style-name="P8"><text:bookmark text:name="30"/> </text:p>
      <text:p text:style-name="P9">¡Conflicto entre servidores!</text:p>
      <text:p text:style-name="P9">¿Qué hacemos?</text:p>
      <text:p text:style-name="P9">Git informa detalladamente del problema y </text:p>
      <text:p text:style-name="P9">debemos arreglarlo nosotros mismos y hacer un </text:p>
      <text:p text:style-name="P9">commit y un push.</text:p>
      <text:p text:style-name="P8"> </text:p>
      <text:p text:style-name="P10">Usando ramas</text:p>
      <text:p text:style-name="P8"><text:bookmark text:name="32"/> </text:p>
      <text:p text:style-name="P9">Crea una rama:</text:p>
      <text:p text:style-name="P9">git branch Nombre-De-La-Rama</text:p>
      <text:p text:style-name="P8"><text:bookmark text:name="33"/> </text:p>
      <text:p text:style-name="P9">Nos movemos a una rama:</text:p>
      <text:p text:style-name="P9">git checkout Nombre-De-La-Rama</text:p>
      <text:p text:style-name="P8"> </text:p>
      <text:p text:style-name="P9">Nos movemos a la rama principal:</text:p>
      <text:p text:style-name="P12">git checkout master</text:p>
      <text:p text:style-name="P8"><text:bookmark text:name="34"/> </text:p>
      <text:p text:style-name="P9">Crea una rama y nos movemos a ella:</text:p>
      <text:p text:style-name="P9">git checkout -b Nombre-De-La-Rama</text:p>
      <text:p text:style-name="P8"><text:bookmark text:name="35"/> </text:p>
      <text:p text:style-name="P9">¿En qué rama estoy?</text:p>
      <text:p text:style-name="P9">git branch</text:p>
      <text:p text:style-name="P8"><text:bookmark text:name="36"/> </text:p>
      <text:p text:style-name="P9">Borra una rama:</text:p>
      <text:p text:style-name="P9">git branch -d Nombre-De-La-Rama</text:p>
      <text:p text:style-name="P8"><text:bookmark text:name="37"/> </text:p>
      <text:p text:style-name="P9">Mezcla una rama con aquella en la que estés:</text:p>
      <text:p text:style-name="P9">git merge Nombre-De-La-Otra-Rama</text:p>
      <text:p text:style-name="P8"><text:bookmark text:name="38"/> </text:p>
      <text:p text:style-name="P9">¡Conflicto entre ramas! ¿Qué hacemos?</text:p>
      <text:p text:style-name="P9">Git informa detalladamente del problema y </text:p>
      <text:p text:style-name="P9">debemos arreglarlo nosotros mismos y hacer un </text:p>
      <text:p text:style-name="P9">commit.</text:p>
      <text:p text:style-name="P9"/>
      <text:p text:style-name="P10">Git en entornos distribuidos</text:p>
      <text:p text:style-name="P10"/>
      <text:p text:style-name="P14">http://renatolrr.github.io/taller_git/</text:p>
      <text:p text:style-name="P14"/>
      <text:p text:style-name="P10">Bibliografía</text:p>
      <text:p text:style-name="P8"/>
      <text:p text:style-name="P9"><text:bookmark text:name="40"/>Enlaces y referencias</text:p>
      <text:p text:style-name="P9">Git: http://Git-scm.com/</text:p>
      <text:p text:style-name="P9">GitHub: http://github.com/</text:p>
      <text:p text:style-name="P9">yryGit: http://try.github.io/</text:p>
      <text:p text:style-name="P9"/>
      <text:p text:style-name="P9">Lo más importante: </text:p>
      <text:p text:style-name="P9"/>
      <text:p text:style-name="P9">El zen de git.</text:p>
      <text:p text:style-name="P9">http://www.psicobyte.com/info/descargas</text:p>
      <text:p text:style-name="P9">http://cevug.ugr.es/git/</text:p>
      <text:p text:style-name="P9"/>
      <text:p text:style-name="P9">OSL de la UGR:</text:p>
      <text:p text:style-name="P8"> </text:p>
      <text:p text:style-name="P9">http://osl.ugr.es/</text:p>
      <text:p text:style-name="P9"/>
      <text:p text:style-name="P9">Renato Ramirez</text:p>
      <text:p text:style-name="P9">@renatolrr</text:p>
      <text:p text:style-name="P7"><text:a xlink:type="simple" xlink:href="mailto:info@renatoramirez.com"><text:span text:style-name="T4">info@renatoramirez.com</text:span></text:a></text:p>
      <text:p text:style-name="P9"/>
      <text:h text:style-name="P6" text:outline-level="2">Licencia Creative Commons</text:h>
      <text:p text:style-name="P7"><text:span text:style-name="Strong_20_Emphasis"><text:span text:style-name="T2">Reconocimiento – CompartirIgual (by-sa)</text:span></text:span><text:span text:style-name="Strong_20_Emphasis"><text:span text:style-name="T3">: </text:span></text:span><text:span text:style-name="T3">Se permite el uso comercial de la obra y de las posibles obras derivadas, la distribución de las cuales se debe hacer con una licencia igual a la que regula la obra original. </text:span></text:p>
      <text:p text:style-name="P13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Negro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0:36:58.20</meta:creation-date>
    <dc:date>2014-03-17T10:15:49</dc:date>
    <meta:editing-duration>PT41M3S</meta:editing-duration>
    <meta:editing-cycles>10</meta:editing-cycles>
    <meta:generator>LibreOffice/3.5$Linux_x86 LibreOffice_project/350m1$Build-2</meta:generator>
    <meta:print-date>2014-03-16T11:12:12.65</meta:print-date>
    <dc:creator>renato </dc:creator>
    <meta:document-statistic meta:table-count="0" meta:image-count="0" meta:object-count="0" meta:page-count="1" meta:paragraph-count="156" meta:word-count="559" meta:character-count="3753" meta:non-whitespace-character-count="3265"/>
  </office:meta>
</office:document-meta>
</file>